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eorgia" svg:font-family="Georgia, Times, 'Times New Roma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6b0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cronimo BIOS sta per "Basic Input-Output System". È un piccolo chip di memoria ROM in realtà si tratta di memoria con tecnologia EEPROM integrato nella scheda madre, che contiene tutte le informazioni base affinché i componenti hardware del computer si possano accendere all'avvio del computer, vengano riconosciuti correttamente, e subito dopo il sistema operativo possa prenderne il controllo tramite i driver adatti a "pilotare" ognuno di essi.</text:p>
      <text:p text:style-name="Standard"/>
      <text:p text:style-name="Standard">Nei primi PC di IBM, il BIOS supportava tutte le periferiche e il DOS faceva completo affidamento su di esso per le operazioni a basso livello, ma con l'evoluzione tecnologica successiva le capacità offerte dalle routine di gestione del BIOS divennero presto insufficienti. I moderni sistemi operativi per le loro operazioni di Input/Output accedono direttamente all'hardware.</text:p>
      <text:p text:style-name="Standard"/>
      <text:p text:style-name="Standard">Con la diffusione dei personal computer in ambito lavorativo e domestico, a partire dagli anni 1980, si sviluppò un mercato parallelo di PC compatibili con quelli IBM-Intel. Poiché IBM deteneva i diritti del BIOS e non concesse licenze, i produttori furono costretti a sviluppare il BIOS in proprio. Il primo caso fu quello della Compaq Computer seguito da alcune ditte specializzate come la Phoenix Software Associate, Award e AMI.</text:p>
      <text:p text:style-name="Standard"/>
      <text:p text:style-name="Standard">Il BIOS, a dire la verità, già da qualche anno non viene più installato sui computer più moderni: è stato sostituito dalla UEFI (Unified Extensible Firmware Interface) che potremmo definire come un BIOS aggiornato e potenziato. Rispetto al vecchio BIOS la UEFI ha praticamente gli stessi scopi ma funzionalità nettamente più moderne. La prima cosa che salta all'occhio, ad esempio, è l'interfaccia grafica: possibilità di utilizzare le alte risoluzioni delle schede grafiche moderne, di usare il mouse per selezionare le impostazioni, grafici e icone che semplificano molto la comprensione di "cosa stai modificando".</text:p>
      <text:p text:style-name="Standard"/>
      <text:p text:style-name="Standard">La tecnologia UEFI, a sua volta, è l'evoluzione della EFI creata nel 2003 da Intel. Nel 2005 nasce il consorzio UEFI-Unified EFI Forum che mette insieme decine di aziende al fine di sviluppare uno standard unico per il successore del BIOS. I chip UEFI normalmente presenti oggi nei PC e notebook di tutto il mondo si basano su un brevetto di Intel del 2006, poi ulteriormente sviluppato dal UEFI Forum. Per molti anni la tecnologia UEFI non fu utilizzata nonostante gli evidenti vantaggi rispetto al vecchio BIOS. Questo per un motivo semplicissimo: Microsoft Windows supporta UEFI solo dalla versione 8, rilasciata al pubblico a fine settembre 2012. Il sistema operativo Linux, invece, supporta la tecnologia UEFI sin dai suoi esordi. I primi PC con UEFI arrivano sul mercato nel 2010 e nel giro di pochi anni, dopo la svolta di Win 8, tutte le nuove macchine non hanno più il BIOS ma l'UEF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eorgia" svg:font-family="Georgia, Times, 'Times New Roma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10T09:14:38.827866860</meta:creation-date>
    <dc:date>2022-10-10T09:51:38.242000000</dc:date>
    <meta:editing-duration>PT14M55S</meta:editing-duration>
    <meta:editing-cycles>3</meta:editing-cycles>
    <meta:generator>LibreOffice/6.4.6.2$Windows_X86_64 LibreOffice_project/0ce51a4fd21bff07a5c061082cc82c5ed232f115</meta:generator>
    <meta:document-statistic meta:table-count="0" meta:image-count="0" meta:object-count="0" meta:page-count="1" meta:paragraph-count="5" meta:word-count="438" meta:character-count="2768" meta:non-whitespace-character-count="2335"/>
  </office:meta>
</office:document-meta>
</file>